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>
      <style:paragraph-properties fo:text-align="center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4" svg:x1="6.8709in" svg:y1="-1.6709in" svg:x2="7.0563in" svg:y2="-1.6709in"><text:p/></draw:line><draw:line text:anchor-type="paragraph" draw:z-index="1" draw:style-name="gr1" draw:text-style-name="P4" svg:x1="3.3957in" svg:y1="-1.8807in" svg:x2="3.3957in" svg:y2="-1.6587in"><text:p/></draw:line><text:line-break/></text:p>
            <text:p text:style-name="P3">The company</text:p>
            <text:p text:style-name="P3">you work for: </text:p>
            <text:p text:style-name="P3">who they are</text:p>
            <text:p text:style-name="P3">what they do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4" svg:x1="6.8709in" svg:y1="-1.6709in" svg:x2="7.0563in" svg:y2="-1.6709in"><text:p/></draw:line><draw:line text:anchor-type="paragraph" draw:z-index="3" draw:style-name="gr1" draw:text-style-name="P4" svg:x1="3.3957in" svg:y1="-1.8807in" svg:x2="3.3957in" svg:y2="-1.6587in"><text:p/></draw:line><text:line-break/></text:p>
            <text:p text:style-name="P3">How you solved</text:p>
            <text:p text:style-name="P3">a technical problem</text:p>
            <text:p text:style-name="P3">recently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4" svg:x1="6.8709in" svg:y1="-1.6709in" svg:x2="7.0563in" svg:y2="-1.6709in"><text:p/></draw:line><draw:line text:anchor-type="paragraph" draw:z-index="5" draw:style-name="gr1" draw:text-style-name="P4" svg:x1="3.3957in" svg:y1="-1.8807in" svg:x2="3.3957in" svg:y2="-1.6587in"><text:p/></draw:line><text:line-break/></text:p>
            <text:p text:style-name="P3"/>
            <text:p text:style-name="P3"/>
            <text:p text:style-name="P3">Mailing list etiquette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4" svg:x1="6.8709in" svg:y1="-1.6709in" svg:x2="7.0563in" svg:y2="-1.6709in"><text:p/></draw:line><draw:line text:anchor-type="paragraph" draw:z-index="7" draw:style-name="gr1" draw:text-style-name="P4" svg:x1="3.3957in" svg:y1="-1.8807in" svg:x2="3.3957in" svg:y2="-1.6587in"><text:p/></draw:line><text:line-break/></text:p>
            <text:p text:style-name="P3"/>
            <text:p text:style-name="P3">60-second version</text:p>
            <text:p text:style-name="P3">of your upcoming talk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4" svg:x1="6.8709in" svg:y1="-1.6709in" svg:x2="7.0563in" svg:y2="-1.6709in"><text:p/></draw:line><draw:line text:anchor-type="paragraph" draw:z-index="9" draw:style-name="gr1" draw:text-style-name="P4" svg:x1="3.3957in" svg:y1="-1.8807in" svg:x2="3.3957in" svg:y2="-1.6587in"><text:p/></draw:line><text:line-break/></text:p>
            <text:p text:style-name="P3"/>
            <text:p text:style-name="P3">60-second version</text:p>
            <text:p text:style-name="P3">of a talk you gave at</text:p>
            <text:p text:style-name="P3">a prior event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4" svg:x1="6.8709in" svg:y1="-1.6709in" svg:x2="7.0563in" svg:y2="-1.6709in"><text:p/></draw:line><draw:line text:anchor-type="paragraph" draw:z-index="11" draw:style-name="gr1" draw:text-style-name="P4" svg:x1="3.3957in" svg:y1="-1.8807in" svg:x2="3.3957in" svg:y2="-1.6587in"><text:p/></draw:line><text:line-break/></text:p>
            <text:p text:style-name="P3"/>
            <text:p text:style-name="P3">Your current favorite</text:p>
            <text:p text:style-name="P3">open source project</text:p>
            <text:p text:style-name="P3">and why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4" svg:x1="6.8709in" svg:y1="-1.6709in" svg:x2="7.0563in" svg:y2="-1.6709in"><text:p/></draw:line><draw:line text:anchor-type="paragraph" draw:z-index="13" draw:style-name="gr1" draw:text-style-name="P4" svg:x1="3.3957in" svg:y1="-1.8807in" svg:x2="3.3957in" svg:y2="-1.6587in"><text:p/></draw:line><text:line-break/></text:p>
            <text:p text:style-name="P3"/>
            <text:p text:style-name="P3">Your current least</text:p>
            <text:p text:style-name="P3">favorite open source</text:p>
            <text:p text:style-name="P3">project and why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4" svg:x1="6.8709in" svg:y1="-1.6709in" svg:x2="7.0563in" svg:y2="-1.6709in"><text:p/></draw:line><draw:line text:anchor-type="paragraph" draw:z-index="15" draw:style-name="gr1" draw:text-style-name="P4" svg:x1="3.3957in" svg:y1="-1.8807in" svg:x2="3.3957in" svg:y2="-1.6587in"><text:p/></draw:line><text:line-break/></text:p>
            <text:p text:style-name="P3"/>
            <text:p text:style-name="P3">An open source project</text:p>
            <text:p text:style-name="P3">or web site you feel is underappreciated</text:p>
            <text:p text:style-name="P3">and why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4" svg:x1="6.8709in" svg:y1="-1.6709in" svg:x2="7.0563in" svg:y2="-1.6709in"><text:p/></draw:line><draw:line text:anchor-type="paragraph" draw:z-index="17" draw:style-name="gr1" draw:text-style-name="P4" svg:x1="3.3957in" svg:y1="-1.8807in" svg:x2="3.3957in" svg:y2="-1.6587in"><text:p/></draw:line><text:line-break/></text:p>
            <text:p text:style-name="P3"/>
            <text:p text:style-name="P3">A new technique</text:p>
            <text:p text:style-name="P3">you learned recently</text:p>
          </table:table-cell>
          <table:table-cell table:style-name="Table1.A1" office:value-type="string">
            <text:p text:style-name="P2"><draw:line text:anchor-type="paragraph" draw:z-index="18" draw:style-name="gr1" draw:text-style-name="P4" svg:x1="6.8709in" svg:y1="-1.6709in" svg:x2="7.0563in" svg:y2="-1.6709in"><text:p/></draw:line><draw:line text:anchor-type="paragraph" draw:z-index="19" draw:style-name="gr1" draw:text-style-name="P4" svg:x1="3.3957in" svg:y1="-1.8807in" svg:x2="3.3957in" svg:y2="-1.6587in"><text:p/></draw:line><text:line-break/></text:p>
            <text:p text:style-name="P3"/>
            <text:p text:style-name="P3">Who's coolest living</text:p>
            <text:p text:style-name="P3">person you know</text:p>
            <text:p text:style-name="P3">and why.</text:p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Josh Berkus</meta:initial-creator>
    <meta:creation-date>2007-10-27T13:17:37</meta:creation-date>
    <dc:creator>Josh Berkus</dc:creator>
    <dc:date>2011-06-17T16:08:57</dc:date>
    <meta:printed-by>Josh Berkus</meta:printed-by>
    <meta:print-date>2011-06-17T15:34:13</meta:print-date>
    <dc:language>en-US</dc:language>
    <meta:editing-cycles>9</meta:editing-cycles>
    <meta:editing-duration>PT05H06M20S</meta:editing-duration>
    <meta:document-statistic meta:table-count="1" meta:image-count="0" meta:object-count="0" meta:page-count="2" meta:paragraph-count="37" meta:word-count="82" meta:character-count="458"/>
    <meta:user-defined meta:name="Info 1"/>
    <meta:user-defined meta:name="Info 2"/>
    <meta:user-defined meta:name="Info 3"/>
    <meta:user-defined meta:name="Info 4"/>
  </office:meta>
</office:document-meta>
</file>